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.432cm" fo:margin-right="0cm" fo:text-indent="0cm" style:auto-text-indent="false"/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margin-left="0.432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cc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6.35cm"/>
        </style:tab-stops>
      </style:paragraph-properties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99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99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ff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4586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99ff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 fo:break-before="pag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 fo:break-before="page"/>
      <style:text-properties fo:color="#000000"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3399ff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0099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20pt" fo:background-color="#ffff00" style:font-size-asian="20pt" style:font-size-complex="20pt"/>
    </style:style>
    <style:style style:name="P2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4pt" fo:background-color="#ffff00" style:font-size-asian="14pt" style:font-size-complex="14pt"/>
    </style:style>
    <style:style style:name="P25" style:family="paragraph" style:parent-style-name="Standard" style:master-page-name="">
      <style:paragraph-properties fo:margin-left="0.289cm" fo:margin-right="0cm" fo:text-indent="0cm" style:auto-text-indent="false" style:page-number="auto"/>
      <style:text-properties style:font-name="Arial"/>
    </style:style>
    <style:style style:name="P26" style:family="paragraph" style:parent-style-name="Standard" style:master-page-name="">
      <style:paragraph-properties fo:margin-left="0.289cm" fo:margin-right="0cm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.289cm" fo:margin-right="0cm" fo:text-indent="0cm" style:auto-text-indent="false"/>
      <style:text-properties style:font-name="Arial"/>
    </style:style>
    <style:style style:name="P28" style:family="paragraph" style:parent-style-name="Standard">
      <style:paragraph-properties fo:margin-left="0.289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master-page-name="">
      <style:paragraph-properties fo:margin-left="0.529cm" fo:margin-right="0cm" fo:text-align="start" style:justify-single-word="false" fo:text-indent="0cm" style:auto-text-indent="false" style:page-number="auto"/>
      <style:text-properties fo:color="#000099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master-page-name="">
      <style:paragraph-properties fo:margin-left="0.529cm" fo:margin-right="0cm" fo:text-align="start" style:justify-single-word="false" fo:text-indent="0cm" style:auto-text-indent="false" style:page-number="auto"/>
      <style:text-properties fo:color="#000099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master-page-name="">
      <style:paragraph-properties fo:margin-left="0.529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0.529cm" fo:margin-right="0cm" fo:text-align="start" style:justify-single-word="false" fo:text-indent="0cm" style:auto-text-indent="false"/>
      <style:text-properties fo:color="#000099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.529cm" fo:margin-right="0cm" fo:text-align="start" style:justify-single-word="false" fo:text-indent="0cm" style:auto-text-indent="false"/>
      <style:text-properties fo:color="#000099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.529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0.529cm" fo:margin-right="0cm" fo:text-align="center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master-page-name="">
      <style:paragraph-properties fo:margin-left="0.649cm" fo:margin-right="0cm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.649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master-page-name="">
      <style:paragraph-properties fo:margin-left="0.409cm" fo:margin-right="0cm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.409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.504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.504cm" fo:margin-right="0cm" fo:text-align="start" style:justify-single-word="false" fo:text-indent="0cm" style:auto-text-indent="false"/>
      <style:text-properties fo:color="#000099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master-page-name="">
      <style:paragraph-properties fo:margin-left="0.504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master-page-name="">
      <style:paragraph-properties fo:margin-left="1.226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left="1.226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1.226cm" fo:margin-right="0cm" fo:text-align="start" style:justify-single-word="false" fo:text-indent="0cm" style:auto-text-indent="false"/>
      <style:text-properties fo:color="#000099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1.203cm" fo:margin-right="0cm" fo:text-align="start" style:justify-single-word="false" fo:text-indent="0cm" style:auto-text-indent="false"/>
      <style:text-properties fo:color="#3399ff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master-page-name="">
      <style:paragraph-properties fo:margin-left="1.203cm" fo:margin-right="0cm" fo:text-align="start" style:justify-single-word="false" fo:text-indent="0cm" style:auto-text-indent="false" style:page-number="auto"/>
      <style:text-properties fo:color="#3399ff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master-page-name="">
      <style:paragraph-properties fo:margin-left="1.323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1.323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master-page-name="">
      <style:paragraph-properties fo:margin-left="1.298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master-page-name="">
      <style:paragraph-properties fo:margin-left="1.275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left="1.275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left="1.275cm" fo:margin-right="0cm" fo:text-align="start" style:justify-single-word="false" fo:text-indent="0cm" style:auto-text-indent="false"/>
      <style:text-properties fo:color="#000099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master-page-name="">
      <style:paragraph-properties fo:margin-left="1.155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left="1.155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master-page-name="">
      <style:paragraph-properties fo:margin-left="2.621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master-page-name="">
      <style:paragraph-properties fo:margin-left="1.251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master-page-name="">
      <style:paragraph-properties fo:margin-left="1.877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margin-left="1.877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 style:master-page-name="">
      <style:paragraph-properties fo:margin-left="1.348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margin-left="3.15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master-page-name="">
      <style:paragraph-properties fo:margin-left="3.15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master-page-name="">
      <style:paragraph-properties fo:margin-left="2.526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margin-left="2.526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 style:master-page-name="">
      <style:paragraph-properties fo:margin-left="3.2cm" fo:margin-right="0cm" fo:text-align="start" style:justify-single-word="false" fo:text-indent="0cm" style:auto-text-indent="false" style:page-number="auto"/>
      <style:text-properties fo:color="#000099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 style:master-page-name="">
      <style:paragraph-properties fo:margin-left="2.501cm" fo:margin-right="0cm" fo:text-align="start" style:justify-single-word="false" fo:text-indent="0cm" style:auto-text-indent="false" style:page-number="auto"/>
      <style:text-properties fo:color="#000099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master-page-name="">
      <style:paragraph-properties fo:margin-left="2.549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master-page-name="">
      <style:paragraph-properties fo:margin-left="1.827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margin-left="1.827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 style:master-page-name="">
      <style:paragraph-properties fo:margin-left="0.554cm" fo:margin-right="0cm" fo:text-align="start" style:justify-single-word="false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color="#0000cc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cc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color="#000099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color="#cccccc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color="#9999ff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color="#0000ff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 fo:break-before="page"/>
      <style:text-properties fo:color="#0000cc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color="#0000cc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text-properties style:font-name="Arial"/>
    </style:style>
    <style:style style:name="P86" style:family="paragraph" style:parent-style-name="Standard">
      <style:paragraph-properties fo:margin-left="0.529cm" fo:margin-right="0cm" fo:text-indent="0cm" style:auto-text-indent="false"/>
      <style:text-properties style:font-name="Arial"/>
    </style:style>
    <style:style style:name="P87" style:family="paragraph" style:parent-style-name="Standard" style:master-page-name="">
      <style:paragraph-properties fo:margin-left="0.529cm" fo:margin-right="0cm" fo:text-indent="0cm" style:auto-text-indent="false" style:page-number="auto"/>
      <style:text-properties style:font-name="Arial"/>
    </style:style>
    <style:style style:name="P88" style:family="paragraph" style:parent-style-name="Standard">
      <style:paragraph-properties fo:margin-left="0.432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margin-left="0.626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margin-left="0.626cm" fo:margin-right="0cm" fo:text-indent="0cm" style:auto-text-indent="false"/>
      <style:text-properties fo:color="#666666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master-page-name="">
      <style:paragraph-properties fo:margin-left="0.626cm" fo:margin-right="0cm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 style:master-page-name="">
      <style:paragraph-properties fo:margin-left="1.852cm" fo:margin-right="0cm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margin-left="0.577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 style:master-page-name="">
      <style:paragraph-properties fo:margin-left="0.577cm" fo:margin-right="0cm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 style:master-page-name="">
      <style:paragraph-properties fo:margin-left="1.348cm" fo:margin-right="0cm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margin-left="1.348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 style:master-page-name="">
      <style:paragraph-properties fo:margin-left="0.504cm" fo:margin-right="0cm" fo:text-indent="0cm" style:auto-text-indent="false" style:page-number="auto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margin-left="0.504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cc"/>
    </style:style>
    <style:style style:name="T4" style:family="text">
      <style:text-properties fo:color="#000099"/>
    </style:style>
    <style:style style:name="T5" style:family="text">
      <style:text-properties fo:color="#000099" style:text-underline-style="none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3399f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tory-board JMD </text:p>
      <text:p text:style-name="P23">Initiation à JS</text:p>
      <text:p text:style-name="P1"/>
      <text:p text:style-name="P1">Connaître un minimum le HTML <text:s/></text:p>
      <text:p text:style-name="P25">dont balises &lt;html&gt;, &lt;body&gt;, &lt;div&gt;, &lt;input&gt;, &lt;button&gt;</text:p>
      <text:p text:style-name="P1">et les styles CSS :</text:p>
      <text:p text:style-name="P25">dont attributs color, width, text-align, etc</text:p>
      <text:p text:style-name="P11">voir <text:a xlink:type="simple" xlink:href="http://fr.html.net/tutorials/html/" text:style-name="Internet_20_link" text:visited-style-name="Visited_20_Internet_20_Link">http://fr.html.net/tutorials/html/</text:a></text:p>
      <text:p text:style-name="P27"/>
      <text:p text:style-name="P1">Vérification préalable :</text:p>
      <text:p text:style-name="P87">Q: qui ne sait pas ce qu'est un éditeur de texte ?</text:p>
      <text:p text:style-name="P86">Q: tout le monde a-t-il bien téléchargé  <text:a xlink:type="simple" xlink:href="http://www.flashdevelop.org/" text:style-name="Internet_20_link" text:visited-style-name="Visited_20_Internet_20_Link">Flashdevelop</text:a> ou <text:a xlink:type="simple" xlink:href="https://www.sublimetext.com/" text:style-name="Internet_20_link" text:visited-style-name="Visited_20_Internet_20_Link">Sublime text</text:a> ou <text:a xlink:type="simple" xlink:href="https://code.visualstudio.com/" text:style-name="Internet_20_link" text:visited-style-name="Visited_20_Internet_20_Link">Visual Studio Code</text:a> ?</text:p>
      <text:p text:style-name="P87">Q: qui a déjà programmé dans un autre langage et connaît donc les bases de la programmation ?</text:p>
      <text:p text:style-name="P86">Q: qui ne voit pas du tout ce qu'est la programmation ou un langage de programmation ?</text:p>
      <text:p text:style-name="P11"/>
      <text:p text:style-name="P2">Préambule et défs</text:p>
      <text:p text:style-name="P2"/>
      <text:p text:style-name="P3">Déf d'un edit de texte : Comme un TT il permet de saisir un texte mais sans fioritures, juste une suite de mots, phrases, instructions compréhensibles par une machine. C'est l'outil de base du programmeur.</text:p>
      <text:p text:style-name="P3"/>
      <text:p text:style-name="P3">Déf de la programmation : </text:p>
      <text:p text:style-name="P26">C'est l'écriture d'un programme ,</text:p>
      <text:p text:style-name="P36">qui est une suite d'instructions (d'ordres) simples, données à la machine pour qu'elle exécute 1 ou plusieurs tâches complexes qu' on appelle aussi applications (web, mobile).</text:p>
      <text:p text:style-name="P37">Ces instructions sont écrites dans un langage à la syntaxe rigoureuse qu'on appelle Langage de programmation.</text:p>
      <text:p text:style-name="P37"/>
      <text:p text:style-name="P37">J Script est un langage de programmation ; universel (tout type d'applications) comme les autres. Sa particularité ? Il s’exécute dans (il est compris, interprété par) le navigateur (chrome, firefox, etc) contrairement à ceux qui s'exécute directement sous Windows ou Mac Os.</text:p>
      <text:p text:style-name="P37">Mais noter qu'il existe une version ''serveur'' de JS qui est Node JS (ateliers Silex conseillés).</text:p>
      <text:p text:style-name="P37"/>
      <text:p text:style-name="P7">Conclusion : On va écrire du javascript avec notre éditeur et on testera dans notre navigateur...</text:p>
      <text:p text:style-name="P7"/>
      <text:p text:style-name="P11">Initier au JS en 2heures = gageure !</text:p>
      <text:p text:style-name="P7"/>
      <text:p text:style-name="P7">on va commencer doucement mais ça ira de plus en plus vite. </text:p>
      <text:p text:style-name="P38">1 heure d'initiation théo et pratique avec exemples courts, simples, sans trop de sens ni de liens entres eux. </text:p>
      <text:p text:style-name="P39">1 heure pour écrire un vrai programme qui a du sens.</text:p>
      <text:p text:style-name="P20">Les bases de js</text:p>
      <text:p text:style-name="P28"/>
      <text:p text:style-name="P72"><text:span text:style-name="T10">P: Download de </text:span><text:a xlink:type="simple" xlink:href="https://goo.gl/EPTNJ5" text:style-name="Internet_20_link" text:visited-style-name="Visited_20_Internet_20_Link">https://goo.gl/EPTNJ5</text:a><text:span text:style-name="T10"> <text:s text:c="2"/></text:span><text:a xlink:type="simple" xlink:href="https://github.com/flashline/Atelier-JS-basic" text:style-name="Internet_20_link" text:visited-style-name="Visited_20_Internet_20_Link">https://github.com/flashline/Atelier-JS-basic</text:a></text:p>
      <text:p text:style-name="P91">Ouvrir Atelier-bases-js/ex01/index.html</text:p>
      <text:p text:style-name="P90">Demander aux collègues de vérifier que tout le monde a son dossier projet ouvert dans son éditeur, notamment pour ceux qui n'aurait que le <text:span text:style-name="T2">blocnote</text:span>. Je donne explication pour ceux qui on choisi flashdevelop :</text:p>
      <text:p text:style-name="P5"><text:tab/>Ouvrir Atelier-JS-basic.fdproj</text:p>
      <text:p text:style-name="P5"/>
      <text:p text:style-name="P5">Expliquer : <text:span text:style-name="T2">&lt;script src="index.js"&gt;&lt;/script&gt;</text:span></text:p>
      <text:p text:style-name="P4"/>
      <text:p text:style-name="P5">Ouvrir ex01.js</text:p>
      <text:p text:style-name="P8">---------------------------------------------------</text:p>
      <text:p text:style-name="P8">-------------------- EX01 ----------------------</text:p>
      <text:p text:style-name="P7">T:</text:p>
      <text:p text:style-name="P38">Un prog manipule essentiellement des données, des valeurs que le programmeur stocke dans des <text:span text:style-name="T1">variables.</text:span></text:p>
      <text:p text:style-name="P39">Les variables peuvent être comparées à des contenants (des tiroirs, boites, bouteilles par ex.) dont le contenu peut <text:span text:style-name="T1">varié.</text:span></text:p>
      <text:p text:style-name="P39">On peut aussi se les représenter une adresse -à laquelle on donne aussi un <text:span text:style-name="T1">nom- </text:span>et qui permet l'accès à une donnée : Contrairement à un tiroir ou une bouteille, on ne transfert pas les contenus. Quand on copie le contenu d'une var x vers une var y, la var x garde son contenu intacte.</text:p>
      <text:p text:style-name="P7"/>
      <text:p text:style-name="P7">P:</text:p>
      <text:p text:style-name="P7">Création de variables</text:p>
      <text:p text:style-name="P6">var prenomEleve ;</text:p>
      <text:p text:style-name="P7">var <text:tab/><text:tab/><text:tab/>=&gt; mot clés imposé par JS</text:p>
      <text:p text:style-name="P7">; <text:tab/><text:tab/><text:tab/>=&gt; termine chaque instruction.</text:p>
      <text:p text:style-name="P7">prenomEleve <text:tab/>=&gt; </text:p>
      <text:p text:style-name="P7"><text:tab/>c'est le nom choisi par le programmeur</text:p>
      <text:p text:style-name="P7"><text:tab/>certains caractères sont interdit (espace, +, -, etc)</text:p>
      <text:p text:style-name="P7"><text:tab/>usages :</text:p>
      <text:p text:style-name="P7"><text:tab/><text:tab/>On choisi (contrairement au maths) des noms ''parlant''</text:p>
      <text:p text:style-name="P7"><text:tab/><text:tab/>a à z et A à Z et 0 à 9 (pas d'accent en fr)</text:p>
      <text:p text:style-name="P7"><text:tab/><text:tab/>commence par minuscule. Les majuscules remplace les espaces (chameau)</text:p>
      <text:p text:style-name="P7">Il y a plusieurs types de valeurs (donc de variables aussi)</text:p>
      <text:p text:style-name="P7">les basiques sont</text:p>
      <text:p text:style-name="P7"><text:tab/>Les chaînes de caractères alpha-numérique (soit du texte)</text:p>
      <text:p text:style-name="P92">ex : <text:span text:style-name="T2">106 av. Ph Auguste </text:span>est une chaine</text:p>
      <text:p text:style-name="P7"><text:tab/>Les nombres (entier, décimaux) </text:p>
      <text:p text:style-name="P7"/>
      <text:p text:style-name="P7">assignation d'une valeur alpha-numérique</text:p>
      <text:p text:style-name="P6">prenomEleve = ''Jean-Michel'' ;</text:p>
      <text:p text:style-name="P7">le signe égal =&gt; <text:tab/>ne signifie pas égale au sens math </text:p>
      <text:p text:style-name="P7"><text:tab/><text:tab/><text:tab/>mais mettre l'expression de droite dans la variables à gauche.</text:p>
      <text:p text:style-name="P7">Les valeurs alpha/num sont tjrs entre '' (sinon dans ce cas, JS comprendrait </text:p>
      <text:p text:style-name="P7">contenu de la var Jean moins celui de Michel)</text:p>
      <text:p text:style-name="P83">var ageEleve = 26 ;</text:p>
      <text:p text:style-name="P7">On peut donc créer et assigner ds même instruction.</text:p>
      <text:p text:style-name="P7">Les nombres sont sans '' ''</text:p>
      <text:p text:style-name="P7">on choisit le type nombre (type JS <text:span text:style-name="T2">Number) </text:span>quand on sait qu'on aura besoin de faire des calculs ou des tris numériques. Ex : 26&lt;100 sinon ''100'' &gt; ''26''</text:p>
      <text:p text:style-name="P7"/>
      <text:p text:style-name="P7">Petite question ?</text:p>
      <text:p text:style-name="P7"/>
      <text:p text:style-name="P7">Si je crée :</text:p>
      <text:p text:style-name="P6"><text:tab/>var codePostal ;</text:p>
      <text:p text:style-name="P7">dois-je choisir</text:p>
      <text:p text:style-name="P6"><text:tab/>codePostal=18270 ;</text:p>
      <text:p text:style-name="P7">ou</text:p>
      <text:p text:style-name="P6"><text:tab/>codePostal=''18270'' ;</text:p>
      <text:p text:style-name="P7">Votez !</text:p>
      <text:p text:style-name="P7"/>
      <text:p text:style-name="P7">Solution : <text:tab/><text:span text:style-name="T3">codePostal=''18270'' ; </text:span>car</text:p>
      <text:p text:style-name="P7">1/ codePostal=03120 ; donnerait 3120</text:p>
      <text:p text:style-name="P7">2/ on ne fait généralement <text:s/>pas d'opérations entre les codes postaux.</text:p>
      <text:p text:style-name="P7"/>
      <text:p text:style-name="P7">pour tester :</text:p>
      <text:p text:style-name="P6">codePostal=''03120'' ; </text:p>
      <text:p text:style-name="P6"><text:span text:style-name="T8">//puis </text:span>codePostal = 03120 ;</text:p>
      <text:p text:style-name="P7"/>
      <text:p text:style-name="P7">P:</text:p>
      <text:p text:style-name="P7">pour tester :</text:p>
      <text:p text:style-name="P6"/>
      <text:p text:style-name="P6">document.write("Mon prénom est "+prenomEleve) ;</text:p>
      <text:p text:style-name="P6">document.write(" et j'ai "+ageEleve+" ans.&lt;br/&gt;Mon code postal est "+codePostal) ;</text:p>
      <text:p text:style-name="P7">on reverra plus tard les notions expliquant document.write() .</text:p>
      <text:p text:style-name="P7">Pour l'instant on se dit juste que ça permet de tester notre programme dans la page web.</text:p>
      <text:p text:style-name="P7">Les '+' ne font pas ici d'addition.</text:p>
      <text:p text:style-name="P7"/>
      <text:p text:style-name="P7"/>
      <text:p text:style-name="P8">--- tester index.html ---</text:p>
      <text:p text:style-name="P84"/>
      <text:p text:style-name="P7">Autres manip avec les valeurs et variables</text:p>
      <text:p text:style-name="P6">document.write("&lt;br/&gt;&lt;br/&gt;--- Concaténation avec signe +");</text:p>
      <text:p text:style-name="P6">var nomEleve = "Delettre";</text:p>
      <text:p text:style-name="P7">// concaténation</text:p>
      <text:p text:style-name="P6">var nomComplet = prenomEleve+" "+nomEleve;</text:p>
      <text:p text:style-name="P7">// le &lt;br&gt; ou &lt;br/&gt; c'est du html et signifie passage à la ligne.</text:p>
      <text:p text:style-name="P6">document.write("&lt;br&gt;Nom complet "+nomComplet) ;</text:p>
      <text:p text:style-name="P6"/>
      <text:p text:style-name="P8">---- TEST -----</text:p>
      <text:p text:style-name="P7">//variables Number et calcul</text:p>
      <text:p text:style-name="P6">var ageEleve1 = 26 ;</text:p>
      <text:p text:style-name="P6">var ageEleve2 = 56 ;</text:p>
      <text:p text:style-name="P6">var ageEleve3 = 12 ;</text:p>
      <text:p text:style-name="P6">var ageEleve4 = 32 ;</text:p>
      <text:p text:style-name="P6">var ageEleve5 = 18 ;</text:p>
      <text:p text:style-name="P6">var ageMoyen=(ageEleve1+ageEleve2+ageEleve3+ageEleve4+ageEleve5)/5;</text:p>
      <text:p text:style-name="P7">// les opérateurs de calcul basiques sont + - / *</text:p>
      <text:p text:style-name="P6">document.write("&lt;br&gt;Moyenne des ages : "+ageMoyen+" ans ") ;</text:p>
      <text:p text:style-name="P6">ageMoyen=parseInt(ageMoyen);</text:p>
      <text:p text:style-name="P6">document.write("&lt;br&gt;Moyenne des ages "+ageMoyen+" ans ") ;</text:p>
      <text:p text:style-name="P7">// expression typique avec les 4 opérateurs</text:p>
      <text:p text:style-name="P6">document.write("&lt;br/&gt;&lt;br/&gt;--- Calcul avec les 4 opérateurs");</text:p>
      <text:p text:style-name="P6">var ht=200; var acompte=80; var tva=20;</text:p>
      <text:p text:style-name="P6">var aPayer=ht+(ht*tva/100)-acompte ;</text:p>
      <text:p text:style-name="P7">// La priorité des * et / sur les – et +, évite certaines ( ) et permet d'écrire. </text:p>
      <text:p text:style-name="P6">aPayer=ht+ht*tva/100-acompte ;</text:p>
      <text:p text:style-name="P7">// si on veut mettre ht en facteur on doit mettre les parenthèses </text:p>
      <text:p text:style-name="P6"><text:span text:style-name="T4">//</text:span>aPayer=ht*(tva/100+1)-acompte <text:s/>;</text:p>
      <text:p text:style-name="P6">document.write("&lt;br&gt;Net à payer "+aPayer+" €" ) ;</text:p>
      <text:p text:style-name="P7">Q:</text:p>
      <text:p text:style-name="P7">// Faut-il être malin en 'factorisant' les expressions (ou pire </text:p>
      <text:p text:style-name="P6"><text:span text:style-name="T8">// en remplaçant </text:span><text:span text:style-name="T9">/100</text:span><text:span text:style-name="T8"> par X </text:span><text:span text:style-name="T9">10^-2)</text:span></text:p>
      <text:p text:style-name="P7">ou bien être le plus compréhensible pour le programmeur <text:s/>suivant ?</text:p>
      <text:p text:style-name="P6"/>
      <text:p text:style-name="P6"/>
      <text:p text:style-name="P8">---- TEST -----</text:p>
      <text:p text:style-name="P7"/>
      <text:p text:style-name="P17">// Les tableaux soit les vars de type Array ou variables indicées</text:p>
      <text:p text:style-name="P7">// Quand on a les cas suivants :</text:p>
      <text:p text:style-name="P7">// un grand nombre de valeurs (généralement de même catégorie) ou </text:p>
      <text:p text:style-name="P7">// un nombre indéterminé de valeurs à stocker...</text:p>
      <text:p text:style-name="P7">// le principe est de regrouper la liste des valeurs <text:s/>dans une même variable</text:p>
      <text:p text:style-name="P7">// et de donner à chaque valeur une position de 0 à N</text:p>
      <text:p text:style-name="P7">// création array vide</text:p>
      <text:p text:style-name="P7">P:</text:p>
      <text:p text:style-name="P6">var eleves = [ ] ;</text:p>
      <text:p text:style-name="P7">// </text:p>
      <text:p text:style-name="P6">eleves[0] = "jeanmi";</text:p>
      <text:p text:style-name="P6">eleves[1] = "martine";</text:p>
      <text:p text:style-name="P6">eleves[2] = "camel";</text:p>
      <text:p text:style-name="P6">eleves[4] = "robert";</text:p>
      <text:p text:style-name="P6">eleves[3] = "nicolas";</text:p>
      <text:p text:style-name="P7">//</text:p>
      <text:p text:style-name="P6">document.write("&lt;br&gt;&lt;br&gt;--- Les tableaux (type js Array) :&lt;br&gt;");</text:p>
      <text:p text:style-name="P7">// faire copier/coller du 'for'</text:p>
      <text:p text:style-name="P6">for (var i=0;i&lt;eleves.length;i++) document.write(eleves[i]+"&lt;br/&gt;") ;</text:p>
      <text:p text:style-name="P7">// On expliquera plus tard cette structure de boucle 'for' (etc)</text:p>
      <text:p text:style-name="P7">// ici c'est juste pour permettre le test</text:p>
      <text:p text:style-name="P7">//<text:tab/>juste dire que la var i va varier de 0 à 4 donc 5 élèves</text:p>
      <text:p text:style-name="P6"/>
      <text:p text:style-name="P8">---- TEST -----</text:p>
      <text:p text:style-name="P7">// variante pour charger un Array</text:p>
      <text:p text:style-name="P6">eleves.push("Joëlle");</text:p>
      <text:p text:style-name="P6">eleves.push("René");</text:p>
      <text:p text:style-name="P6">eleves.push("Ginette");</text:p>
      <text:p text:style-name="P6">eleves.push("Fernande");</text:p>
      <text:p text:style-name="P7">// Quand JS exécute la créa du tab à vide avec eleves=[ ], il associe automatiquement</text:p>
      <text:p text:style-name="P7">// à eleves un ensemble de fonctions et variables typique d'un Array.</text:p>
      <text:p text:style-name="P7">// on verra plus tard ces notions quand on abordera les Function et Object JS</text:p>
      <text:p text:style-name="P7">// pour l'instant admettons par exemple que :</text:p>
      <text:p text:style-name="P7">// .push() est une fonction qui ajoute un élément en fin tableau et</text:p>
      <text:p text:style-name="P7">// .length est une var ou propriété qui contient le nombre d'éléments</text:p>
      <text:p text:style-name="P6">document.write("&lt;br&gt;Variante :&lt;br&gt;");</text:p>
      <text:p text:style-name="P6">for (var i=0;i&lt;eleves.length;i++) document.write(eleves[i]+"&lt;br/&gt;");</text:p>
      <text:p text:style-name="P6">document.write("Nombre d'élèves : "+eleves.length);</text:p>
      <text:p text:style-name="P6"/>
      <text:p text:style-name="P8">---- TEST -----</text:p>
      <text:p text:style-name="P18">les fonctions</text:p>
      <text:p text:style-name="P7">// appel de fonctions <text:span text:style-name="T1">fournies par js </text:span>(api js, fonctions natives)</text:p>
      <text:p text:style-name="P7">// Une fonction JS exécute une tache précise ; retourne parfois un résultat.</text:p>
      <text:p text:style-name="P7">// <text:tab/>elle a<text:tab/>un nom (similaire à un nom de vars mais choisi par JS) suivi d'une </text:p>
      <text:p text:style-name="P7">// <text:tab/>liste de paramètres d'aucun à n ; séparés par une virgule)</text:p>
      <text:p text:style-name="P6">alert("bonjour "+eleves[3]);</text:p>
      <text:p text:style-name="P6">document.write("&lt;br/&gt;&lt;br/&gt;--- Les fonctions (type JS Function) ");</text:p>
      <text:p text:style-name="P6">document.write("&lt;br&gt;je suis la fonction write de l'objet document");</text:p>
      <text:p text:style-name="P7">// En JS, tous les fonctions sont rattachées à une variable, un 'objet JS' qui lui-même est rattaché à un objet de niveau supérieur sauf l'objet window qui est le niveau le plus élevé.</text:p>
      <text:p text:style-name="P7">// Même les fonctions comme alert() ou confirm() devraient s'écrire :</text:p>
      <text:p text:style-name="P6">window.alert("je suis la fonction alert de l'objet window (le plus élevé dans la hiérarchie) ");</text:p>
      <text:p text:style-name="P6">window.document.write("&lt;br&gt;je suis la fonction write() de document qui lui-même appartient à l'objet window");</text:p>
      <text:p text:style-name="P7">// A noter que c'est vrai aussi pour nos variables</text:p>
      <text:p text:style-name="P6">document.write("&lt;br/&gt;window.ageEleve : "+window.ageEleve);</text:p>
      <text:p text:style-name="P6"/>
      <text:p text:style-name="P77"><text:span text:style-name="T8">---- TEST -----</text:span></text:p>
      <text:p text:style-name="P77"><text:span text:style-name="T8"/></text:p>
      <text:p text:style-name="P7">// Comme vu précédemment avec les Array, dès qu'on créé une variable, elle possède un ensemble de fonctions natives JS selon sont type.</text:p>
      <text:p text:style-name="P7">// On va par ex voir String.substr() qui extrait une sous chaîne à partir d'une chaîne.</text:p>
      <text:p text:style-name="P6">document.write("&lt;br/&gt;&lt;br&gt;--- Fonction String.substr() <text:s/>");</text:p>
      <text:p text:style-name="P6">var chaine="abcdefghij" ;</text:p>
      <text:p text:style-name="P6">var sousChaine=chaine.substr(3,2); <text:s/></text:p>
      <text:p text:style-name="P6">document.write("&lt;br&gt;"+sousChaine); // <text:s/>de</text:p>
      <text:p text:style-name="P7">// la propriété length de String contient le nombre de caractères.</text:p>
      <text:p text:style-name="P6">document.write("&lt;br&gt;longueur de chaine = "+chaine.length);</text:p>
      <text:p text:style-name="P7">// </text:p>
      <text:p text:style-name="P7">//Array.pop() qui est le contraire de Array.push() </text:p>
      <text:p text:style-name="P6">document.write("&lt;br/&gt;&lt;br/&gt;--- Fonction Array.pop() ");</text:p>
      <text:p text:style-name="P6">document.write("&lt;br&gt;&lt;br&gt;"+eleves.pop());</text:p>
      <text:p text:style-name="P6">document.write("&lt;br&gt;&lt;br&gt;"+eleves.pop());</text:p>
      <text:p text:style-name="P7"/>
      <text:p text:style-name="P7">// A noter que les fonctions sont des variables comme les autres (de type JS Function) </text:p>
      <text:p text:style-name="P6">var affich= alert;</text:p>
      <text:p text:style-name="P12">affich("J'ai mis alert() dans la variable 'affich'. Je <text:s/>l'exécute par affich() ");</text:p>
      <text:p text:style-name="P6"/>
      <text:p text:style-name="P77"><text:span text:style-name="T8">---- TEST -----</text:span></text:p>
      <text:p text:style-name="P17">// Créer ses propres fonctions</text:p>
      <text:p text:style-name="P7">// Une fonction programmeur est un bout de code avec un nombre d'instructions plus ou moins important.</text:p>
      <text:p text:style-name="P7">// Exemple de petite fonction très pratique.</text:p>
      <text:p text:style-name="P7">// Voir dans index.html le &lt;div id="header" &gt;</text:p>
      <text:p text:style-name="P7">// Pour récupérer un élément html (div,button,etc) la syntaxe de la function est un peu longue :</text:p>
      <text:p text:style-name="P7">// document.getElementById(id de l'élément).</text:p>
      <text:p text:style-name="P7">// On va donc créer une fonction qui aura comme nom un simple $ par exemple. (exemple qui confirme la règle)</text:p>
      <text:p text:style-name="P7">// Cette function recevra 1 seul argument (paramètre, var en entrée) : l'id de l'élément html</text:p>
      <text:p text:style-name="P7">// Nous allons le faire avec les 2 syntaxes possibles.</text:p>
      <text:p text:style-name="P7">// 1ère syntaxe</text:p>
      <text:p text:style-name="P6">function $ (id) { </text:p>
      <text:p text:style-name="P6"><text:tab/>return document.getElementById(id);</text:p>
      <text:p text:style-name="P6">}</text:p>
      <text:p text:style-name="P7">/ détail :</text:p>
      <text:p text:style-name="P7">// <text:tab/><text:tab/>function est le mot-clé imposé par JS</text:p>
      <text:p text:style-name="P7">//<text:tab/><text:tab/>$ est le nom qui nous permettra d'appeler (d'exécuter) la fonction</text:p>
      <text:p text:style-name="P7">// <text:tab/><text:tab/>Entre les () on a 0 ou plusieurs arguments, séparés par des virgules, pour passer des valeurs à la fonction.</text:p>
      <text:p text:style-name="P7">//<text:tab/><text:tab/><text:tab/>Exemple $("id_de_mon_element"); mettra auto la valeur "id_de_mon_element" dans la var id.</text:p>
      <text:p text:style-name="P7">//<text:tab/><text:tab/><text:tab/>A noter qu'il y a pas besoin d'initialiser les vars arguments par 'var' etc. </text:p>
      <text:p text:style-name="P7">//<text:tab/><text:tab/>Le corps de la function est entre des {}</text:p>
      <text:p text:style-name="P7">//<text:tab/><text:tab/>Si la fonction doit retourner un résultat le mot clé return est nécessaire</text:p>
      <text:p text:style-name="P7">//</text:p>
      <text:p text:style-name="P7">// 2ème syntaxe</text:p>
      <text:p text:style-name="P6">// var $ = function (id) { return document.getElementById(id) } ;</text:p>
      <text:p text:style-name="P7">// on teste</text:p>
      <text:p text:style-name="P6">$("header").innerHTML="Je mets ce que je veux dans le sous-titre";</text:p>
      <text:p text:style-name="P6">$("header").style.color="red";</text:p>
      <text:p text:style-name="P6">$("header").innerHTML+="&lt;br&gt;avec la couleur qui me plait.";</text:p>
      <text:p text:style-name="P7"/>
      <text:p text:style-name="P7">/**/</text:p>
      <text:p text:style-name="P7">// 2ème exemple avec 2ème syntaxe:</text:p>
      <text:p text:style-name="P12">affich = function (msg) {document.write("&lt;br&gt;"+msg)};</text:p>
      <text:p text:style-name="P12">affich ("--- Exemple de ma fonction affich()");</text:p>
      <text:p text:style-name="P12">affich ("Hello, dear taxes payers");</text:p>
      <text:p text:style-name="P7">// Dans la partie II on fera d'autres fonctions plus longues.</text:p>
      <text:p text:style-name="P6"/>
      <text:p text:style-name="P77"><text:span text:style-name="T8">---- TEST -----</text:span></text:p>
      <text:p text:style-name="P7"/>
      <text:p text:style-name="P17">/**/</text:p>
      <text:p text:style-name="P7">// Les boucles et exécution conditionnelle </text:p>
      <text:p text:style-name="P7">// <text:tab/>le for <text:tab/><text:tab/>=&gt; <text:tab/>répétition de n fois, un bloc d'instructions</text:p>
      <text:p text:style-name="P7">//<text:tab/>le while<text:tab/>=&gt; <text:tab/>exécution d'un même bloc tant que la condition est vraie</text:p>
      <text:p text:style-name="P7">//<text:tab/>le if <text:tab/><text:tab/>=&gt; <text:tab/>exécution d'un bloc 1 seul fois SI la condition est vraie </text:p>
      <text:p text:style-name="P7">//<text:tab/><text:tab/><text:tab/><text:tab/>; sinon exécuter le bloc suivant (facultatif)</text:p>
      <text:p text:style-name="P7">// </text:p>
      <text:p text:style-name="P7">// syntaxe du for :</text:p>
      <text:p text:style-name="P12">var max=5;</text:p>
      <text:p text:style-name="P12">affich ("&lt;br&gt;--- le bloc FOR");</text:p>
      <text:p text:style-name="P12">affich ("affiche les "+max+" 1ers élèves :");</text:p>
      <text:p text:style-name="P12">for (var i=0;i&lt;max;i=i+1) { </text:p>
      <text:p text:style-name="P12"><text:tab/>affich ( eleves[i]+" a le n° "+(i+1));</text:p>
      <text:p text:style-name="P7"><text:span text:style-name="T4">}</text:span><text:tab/></text:p>
      <text:p text:style-name="P7">// Détail</text:p>
      <text:p text:style-name="P7">//<text:tab/>for<text:tab/><text:tab/>=&gt; <text:s/>mot clé</text:p>
      <text:p text:style-name="P7">// <text:tab/>var <text:s/><text:tab/><text:tab/>=&gt; <text:s/>si la var existe déjà le var n'est pas nécessaire</text:p>
      <text:p text:style-name="P7">//<text:tab/>i=0;<text:tab/><text:tab/>=&gt; <text:s/>i démarrera avec 0 comme valeur</text:p>
      <text:p text:style-name="P7">//<text:tab/>i=i+1<text:tab/><text:tab/>=&gt; <text:s/>à chaque fin de block (entre {}) i sera incrémenté d'un pas de 1</text:p>
      <text:p text:style-name="P7">//<text:tab/>i&lt;max<text:tab/>=&gt; <text:s/>si cette condition est devient fausse, alors JS sort de la boucle.</text:p>
      <text:p text:style-name="P7">//<text:tab/><text:tab/><text:tab/><text:tab/><text:tab/>les opérateurs de comparaison sont &lt;,&gt;,==,!=,&lt;=,&gt;=</text:p>
      <text:p text:style-name="P7">//</text:p>
      <text:p text:style-name="P79">// Si je voulais afficher les multiples de 3, de 6 à 30 j'écrirai <text:s/>:</text:p>
      <text:p text:style-name="P79">affich ( "Les multiples de 3, de 6 à 30 avec FOR ");</text:p>
      <text:p text:style-name="P79">for (var i=6;i&lt;31;i=i+3) { </text:p>
      <text:p text:style-name="P79"><text:tab/>affich ( i);</text:p>
      <text:p text:style-name="P79">}</text:p>
      <text:p text:style-name="P79">// </text:p>
      <text:p text:style-name="P79">// Syntaxe du while</text:p>
      <text:p text:style-name="P79">var i=6;</text:p>
      <text:p text:style-name="P79">affich ( "&lt;br&gt;--- Les multiples de 3, de 6 à 30 avec WHILE ");</text:p>
      <text:p text:style-name="P79">while (i&lt;31) {</text:p>
      <text:p text:style-name="P79"><text:tab/>affich (i);</text:p>
      <text:p text:style-name="P79"><text:tab/>i+=3; // i=i+3 ;</text:p>
      <text:p text:style-name="P79">}</text:p>
      <text:p text:style-name="P77"><text:span text:style-name="T8">---- TEST -----</text:span></text:p>
      <text:p text:style-name="P17">// Syntaxe du if ... else </text:p>
      <text:p text:style-name="P14">affich ( "&lt;br&gt;--- Les branchements conditionnels avec IF ELSE ");</text:p>
      <text:p text:style-name="P14">var i=10;</text:p>
      <text:p text:style-name="P14">if (i%5==0) {</text:p>
      <text:p text:style-name="P14"><text:tab/>affich ( ""+i+" est un multible de 5.");</text:p>
      <text:p text:style-name="P14">} <text:s text:c="36"/></text:p>
      <text:p text:style-name="P14">else <text:s/>{</text:p>
      <text:p text:style-name="P14"><text:tab/>affich ( ""+i+" N'est PAS un multible de 5.");</text:p>
      <text:p text:style-name="P14">}</text:p>
      <text:p text:style-name="P7">% est un opérateur qui renvoi le reste de la division : i/5</text:p>
      <text:p text:style-name="P7">Détail du if :</text:p>
      <text:p text:style-name="P94">if et else <text:tab/><text:tab/>sont les mots clé</text:p>
      <text:p text:style-name="P93">entre les ( ) <text:tab/>condition qui est vraie ou fausse</text:p>
      <text:p text:style-name="P93"><text:tab/><text:tab/><text:tab/><text:tab/>si vrai on exécute le bloc entre { } suivant le if</text:p>
      <text:p text:style-name="P93"><text:tab/><text:tab/><text:tab/><text:tab/>si faux on exécute le bloc entre { } suivant le else</text:p>
      <text:p text:style-name="P7">//</text:p>
      <text:p text:style-name="P7">// on ajoute un while</text:p>
      <text:p text:style-name="P80">i=10;</text:p>
      <text:p text:style-name="P12">while (i&lt;30) {</text:p>
      <text:p text:style-name="P80"><text:tab/>if (i%5==0) {</text:p>
      <text:p text:style-name="P80"><text:tab/><text:tab/>affich ( ""+i+" est un multible de 5.");</text:p>
      <text:p text:style-name="P80"><text:tab/>} <text:s text:c="36"/></text:p>
      <text:p text:style-name="P80"><text:tab/>else <text:s/>{</text:p>
      <text:p text:style-name="P80"><text:tab/><text:tab/>affich ( ""+i+" N'est PAS un multible de 5.");</text:p>
      <text:p text:style-name="P80"><text:tab/>}</text:p>
      <text:p text:style-name="P80"><text:tab/><text:span text:style-name="T4">i++; // i=i+1</text:span></text:p>
      <text:p text:style-name="P12">}</text:p>
      <text:p text:style-name="P7">Détail du while:</text:p>
      <text:p text:style-name="P94">while <text:tab/><text:tab/>est le mot clé</text:p>
      <text:p text:style-name="P93">entre les ( ) <text:tab/>condition tant que vraie le bloc entre { } est exécuté</text:p>
      <text:p text:style-name="P91">i++; <text:tab/><text:tab/><text:tab/>généralement une instruction modifie le test conditionnel<text:tab/></text:p>
      <text:p text:style-name="P89"><text:tab/><text:tab/><text:tab/><text:tab/>facultatif en théorie mais donne une boucle sans fin...</text:p>
      <text:p text:style-name="P89"/>
      <text:p text:style-name="P89"/>
      <text:p text:style-name="P7">// Note: <text:tab/>IF <text:tab/><text:tab/>n'est pas obligé d'être couplé à un ELSE. Mais assez fréquent.</text:p>
      <text:p text:style-name="P7"/>
      <text:p text:style-name="P77"><text:span text:style-name="T8">---- TEST -----</text:span></text:p>
      <text:p text:style-name="P17">// Les vars de type Object qu'on appelle des objets en fr.</text:p>
      <text:p text:style-name="P7">//</text:p>
      <text:p text:style-name="P7">// Déf simple :</text:p>
      <text:p text:style-name="P7">//<text:tab/>Un objet est une variable qui regroupe en sont sein :</text:p>
      <text:p text:style-name="P7">//<text:tab/><text:tab/>de 0 à plusieurs variables (propriétés, attributs)</text:p>
      <text:p text:style-name="P7">//<text:tab/><text:tab/>de 0 à plusieurs fonctions</text:p>
      <text:p text:style-name="P7">//<text:tab/><text:tab/>de 0 à plusieurs autres objets.</text:p>
      <text:p text:style-name="P7">//<text:tab/><text:tab/>un objet peut aussi être vide </text:p>
      <text:p text:style-name="P7">//<text:tab/><text:tab/></text:p>
      <text:p text:style-name="P95">De même qu'un tableau regroupait plusieurs éléments en leur donnant un <text:s text:c="4"/></text:p>
      <text:p text:style-name="P96">indice différent, un objet regroupe plusieurs éléments (membres) en leur</text:p>
      <text:p text:style-name="P96">donnant un nom.</text:p>
      <text:p text:style-name="P7">//<text:tab/></text:p>
      <text:p text:style-name="P7">//</text:p>
      <text:p text:style-name="P7">// Syntaxe</text:p>
      <text:p text:style-name="P7">//</text:p>
      <text:p text:style-name="P14">affich ( "&lt;br&gt;--- Les vars de type Object ");</text:p>
      <text:p text:style-name="P14">var eleve={}; // C'est tout ! objet crée à vide </text:p>
      <text:p text:style-name="P7">// Je remplis mon objet : &lt;nom de l'objet&gt;.&lt;nom la variable&gt;</text:p>
      <text:p text:style-name="P14">eleve.prenom="Jean-Michel";<text:tab/></text:p>
      <text:p text:style-name="P14">eleve.nom="Delettre";<text:tab/></text:p>
      <text:p text:style-name="P14">eleve.age=45;<text:tab/></text:p>
      <text:p text:style-name="P7"><text:span text:style-name="T7">eleve.email="</text:span><text:a xlink:type="simple" xlink:href="mailto:info@pixaline.net" text:style-name="Internet_20_link" text:visited-style-name="Visited_20_Internet_20_Link">info@pixaline.net</text:a><text:span text:style-name="T7">";</text:span></text:p>
      <text:p text:style-name="P7">// on teste</text:p>
      <text:p text:style-name="P14">affich (eleve.prenom+" "+eleve.nom+" est agé de "+eleve.age+" ans."+"&lt;br/&gt;"+</text:p>
      <text:p text:style-name="P14"><text:tab/><text:tab/><text:tab/><text:tab/><text:tab/> "Son adresse mail est "+eleve.email+".&lt;br/&gt;&lt;br/&gt;");<text:tab/><text:tab/></text:p>
      <text:p text:style-name="P7">//</text:p>
      <text:p text:style-name="P7">// Nous allons créer une function que nous ajouteront à chaque objet 'eleve'</text:p>
      <text:p text:style-name="P14">var affichCetEleve = function() {</text:p>
      <text:p text:style-name="P14"><text:tab/>affich<text:tab/>("&lt;br&gt;"+this.prenom+" "+this.nom+" est agé de "+this.age+" ans."+"&lt;br/&gt;"+</text:p>
      <text:p text:style-name="P14"><text:tab/><text:tab/><text:tab/><text:tab/><text:tab/> "Son adresse mail est "+this.email+".&lt;br/&gt;--------------------------------&lt;br/&gt;");<text:tab/></text:p>
      <text:p text:style-name="P14">};<text:tab/></text:p>
      <text:p text:style-name="P14">eleve.affich=affichCetEleve;</text:p>
      <text:p text:style-name="P7">// </text:p>
      <text:p text:style-name="P7">// A l’exécution, le mot clé 'this' aura comme valeur, l'objet précis à partir duquel </text:p>
      <text:p text:style-name="P7">// on appellera la fonction affich() ; soit eleve.affich() </text:p>
      <text:p text:style-name="P7">// attendre l'exemple à venir !...</text:p>
      <text:p text:style-name="P7"/>
      <text:p text:style-name="P7">// On a donc un objet avec 4 propriétés et 1 fonction.</text:p>
      <text:p text:style-name="P7"/>
      <text:p text:style-name="P12">eleve.affich() ;</text:p>
      <text:p text:style-name="P7"/>
      <text:p text:style-name="P77"><text:span text:style-name="T8">---- TEST -----</text:span></text:p>
      <text:p text:style-name="P17"/>
      <text:p text:style-name="P7">// On va utiliser le tableau 'eleves' pour stocker nos objets 'eleve'</text:p>
      <text:p text:style-name="P14">eleves=[];</text:p>
      <text:p text:style-name="P14">eleves.push(eleve);</text:p>
      <text:p text:style-name="P14">//</text:p>
      <text:p text:style-name="P14">eleve={};</text:p>
      <text:p text:style-name="P7">// Attention cette syntaxe très simple fait bcp de choses. </text:p>
      <text:p text:style-name="P7">// Elle dit à JS met dans 'eleve' un <text:span text:style-name="T1">nouvel Object </text:span>et ne touche </text:p>
      <text:p text:style-name="P7">// plus à l'objet que j'y avais mis précédemment. </text:p>
      <text:p text:style-name="P7">// En d'autres termes eleves[0] n'est pas affecté.</text:p>
      <text:p text:style-name="P7">// Si par contre je faisais directement eleve.prenom="Marie"; eleve.nom="Lombard"; etc </text:p>
      <text:p text:style-name="P7">// alors l'objet avec jean-michel etc, serait écrasé.</text:p>
      <text:p text:style-name="P14">eleve.prenom="Marie";<text:tab/></text:p>
      <text:p text:style-name="P14">eleve.nom="Lombard";<text:tab/></text:p>
      <text:p text:style-name="P14">eleve.age="18";<text:tab/></text:p>
      <text:p text:style-name="P14">eleve.email="marie.lombard@laposte.net";<text:tab/></text:p>
      <text:p text:style-name="P14">eleve.affich=affichCetEleve;</text:p>
      <text:p text:style-name="P14">eleves.push(eleve);</text:p>
      <text:p text:style-name="P7">//</text:p>
      <text:p text:style-name="P6">eleve={};</text:p>
      <text:p text:style-name="P6">eleve.prenom="Eric";<text:tab/></text:p>
      <text:p text:style-name="P6">eleve.nom="Enneke";<text:tab/></text:p>
      <text:p text:style-name="P6">eleve.age="32";<text:tab/></text:p>
      <text:p text:style-name="P6">eleve.email="e.neke@gmail.com";<text:tab/></text:p>
      <text:p text:style-name="P6">eleve.affich=affichCetEleve;;</text:p>
      <text:p text:style-name="P6">eleves.push(eleve);</text:p>
      <text:p text:style-name="P7">//</text:p>
      <text:p text:style-name="P7">// on teste//</text:p>
      <text:p text:style-name="P14">affich("Boucle de tous mes objets 'eleve'");</text:p>
      <text:p text:style-name="P14">for (var i=0;i&lt;eleves.length;i++) {</text:p>
      <text:p text:style-name="P14"><text:tab/>eleves[i].affich();</text:p>
      <text:p text:style-name="P14">}</text:p>
      <text:p text:style-name="P14"/>
      <text:p text:style-name="P7">détail :</text:p>
      <text:p text:style-name="P97">on parcourt le tableau (Array) 'eleves'</text:p>
      <text:p text:style-name="P98">dont chaque élément est un objet (Object) 'eleve'</text:p>
      <text:p text:style-name="P98">avec sa fonction affich() on affiche toutes ses propriétés (variables).</text:p>
      <text:p text:style-name="P7"/>
      <text:p text:style-name="P77"><text:span text:style-name="T8">---- TEST -----</text:span></text:p>
      <text:p text:style-name="P17">//</text:p>
      <text:p text:style-name="P7">// Les intérêts d'avoir une structure de type Object sont entres autres :</text:p>
      <text:p text:style-name="P7">//<text:tab/><text:tab/>1/ <text:s/><text:tab/>Toutes les propriétés et fonctions sont BIEN regroupées</text:p>
      <text:p text:style-name="P7">//<text:tab/><text:tab/><text:tab/> et donc isolées dans chaque objet. </text:p>
      <text:p text:style-name="P7">//<text:tab/><text:tab/><text:tab/>chacun ses affaires ! L'objet <text:span text:style-name="T1">encapsule</text:span> les données ! </text:p>
      <text:p text:style-name="P7">//<text:tab/><text:tab/><text:tab/>(Les objets de catégorie différente ont chacun leurs propriétés ; </text:p>
      <text:p text:style-name="P7">//<text:tab/><text:tab/><text:tab/>les objets de même nature (comme les 'eleve' de notre exemple) ont</text:p>
      <text:p text:style-name="P7">//<text:tab/><text:tab/><text:tab/>juste, des contenus différents.</text:p>
      <text:p text:style-name="P7">//<text:tab/><text:tab/>2/ <text:s/><text:tab/>Si une appli a besoin de plusieurs catégories d'objet </text:p>
      <text:p text:style-name="P7">//<text:tab/><text:tab/><text:tab/>exemple des 'eleve', 'professeur', 'proviseur', etc ;</text:p>
      <text:p text:style-name="P7">//<text:tab/><text:tab/><text:tab/>Ces différentes catégories auront vraisemblablement des variables </text:p>
      <text:p text:style-name="P7">//<text:tab/><text:tab/><text:tab/>commune comme prenom et nom </text:p>
      <text:p text:style-name="P7">//<text:tab/><text:tab/><text:tab/>mais par exemple, 'appreciation', 'niveau', etc appartiendront à 'eleve' </text:p>
      <text:p text:style-name="P7">//<text:tab/><text:tab/><text:tab/>mais pas à 'professeur' ni 'proviseur'.</text:p>
      <text:p text:style-name="P7">//<text:tab/><text:tab/><text:tab/>Par contre tous ces objets pourront avoir une function de même nom </text:p>
      <text:p text:style-name="P7">//<text:tab/><text:tab/><text:tab/>(affich()) mais qui se comportera complètement différemment selon </text:p>
      <text:p text:style-name="P7">//<text:tab/><text:tab/><text:tab/>la catégorie. (en POO orthodoxe cela s'appelle le polymorphisme)</text:p>
      <text:p text:style-name="P7">//</text:p>
      <text:p text:style-name="P18">---------------------------------------------------</text:p>
      <text:p text:style-name="P8">-------------------- EX02 ----------------------</text:p>
      <text:p text:style-name="P8">---------------------------------------------------</text:p>
      <text:p text:style-name="P9">Mise en situation : </text:p>
      <text:p text:style-name="P9">Une école/boite de formation veut une webapp pour inscrire des élèves à des cours de programmation.</text:p>
      <text:p text:style-name="P9">La liste finale sera envoyée à l'email du directeur ou autre.</text:p>
      <text:p text:style-name="P9"/>
      <text:p text:style-name="P9">Faire la démo :</text:p>
      <text:p text:style-name="P9"><text:a xlink:type="simple" xlink:href="http://www.pixaline.net/intra/Atelier%202018/done/ex02/" text:style-name="Internet_20_link" text:visited-style-name="Visited_20_Internet_20_Link">http://www.pixaline.net/intra/Atelier%202018/done/ex02/</text:a></text:p>
      <text:p text:style-name="P9"/>
      <text:p text:style-name="P10">Descendre rapidement l' <text:span text:style-name="T1">index.html </text:span>en insistant sur :</text:p>
      <text:p text:style-name="P42">L'id unique des &lt;input&gt; : prenom, nom ,etc ; qui permet à JS de récupérer le champ &lt;input&gt; en tant que variable. (plus précisément en tant qu'objet JS natif avec toutes ses propriétés et fonctions natives)</text:p>
      <text:p text:style-name="P40">Les id des &lt;button&gt; : valide, termine, etc qui seront gérer par js (html ne sait pas faire)</text:p>
      <text:p text:style-name="P41"/>
      <text:p text:style-name="P31">montrer index.nu.html sans le js :</text:p>
      <text:p text:style-name="P34"><text:a xlink:type="simple" xlink:href="http://www.pixaline.net/intra/Atelier%202018/done/ex02/index.nu.html" text:style-name="Internet_20_link" text:visited-style-name="Visited_20_Internet_20_Link">http://www.pixaline.net/intra/Atelier%202018/done/ex02/index.nu.html</text:a></text:p>
      <text:p text:style-name="P33"/>
      <text:p text:style-name="P9">ouvrir ex02.js :</text:p>
      <text:p text:style-name="P9"/>
      <text:p text:style-name="P9">on commence par nos utilitaires :</text:p>
      <text:p text:style-name="P29">function $(id) { return document.getElementById(id);} </text:p>
      <text:p text:style-name="P32">function affich(tx) { $("zoneAffich").innerHTML+=tx+"&lt;br/&gt;";}</text:p>
      <text:p text:style-name="P32">function efface() { $("zoneAffich").innerHTML=""; $("zoneAffich").style.color="black"; }</text:p>
      <text:p text:style-name="P9"/>
      <text:p text:style-name="P9">// dans main</text:p>
      <text:p text:style-name="P9">Pour garder les élèves en mémoire on va utiliser un 'tableau' : </text:p>
      <text:p text:style-name="P13">var eleves=[] ;</text:p>
      <text:p text:style-name="P9"/>
      <text:p text:style-name="P9">On va de suite gérer les <text:s/>click sur les buttons (pas vu en 1ère partie)</text:p>
      <text:p text:style-name="P9">T :</text:p>
      <text:p text:style-name="P9">Quelques définitions :</text:p>
      <text:p text:style-name="P31">Les différents objets visuels d'une page html <text:span text:style-name="T4">&lt;div&gt;,&lt;input&gt;,&lt;button&gt;</text:span> (qu'on appellent balises, blocs, div, span en html) sont en js des ''<text:span text:style-name="T1">Element</text:span>'' ; ils appartiennent tous à la même classe d'objet ''Element''.</text:p>
      <text:p text:style-name="P9"/>
      <text:p text:style-name="P9">Def d'1 ''<text:span text:style-name="T1">événement</text:span>'' : </text:p>
      <text:p text:style-name="P42">Une action liée à un Element ; action généralement déclenchée par l'utilisateur (ex : click, survol d'un bouton ou image).</text:p>
      <text:p text:style-name="P40">Les types d'action ex : click et survol, sont appelés <text:span text:style-name="T1">types d'événements</text:span>. </text:p>
      <text:p text:style-name="P40">Un type d'événement est désigné par un littéral (chaîne de caractère) imposé par JS : <text:span text:style-name="T4">Ex : ''click'' ; ''mouseover'' ; ''input'' ; ''change'' </text:span>etc ;</text:p>
      <text:p text:style-name="P40"><text:s text:c="3"/></text:p>
      <text:p text:style-name="P9">Le principe de programmation des événements, est de dire à JS : </text:p>
      <text:p text:style-name="P71">quand un événement de <text:span text:style-name="T1">tel type, relié à tel élément, </text:span>se produira ; alors exécute la fonction que je t'indique. Le programmeur écrit la fonction mais ne décide pas de son exécution. </text:p>
      <text:p text:style-name="P19">Nous n'allons gérer que des types ''click'' sur des éléments ''button''</text:p>
      <text:p text:style-name="P9">P:</text:p>
      <text:p text:style-name="P9">la fonction native JS qui correspond est <text:span text:style-name="T4">addEventListener() ;</text:span></text:p>
      <text:p text:style-name="P9"><text:span text:style-name="T4">l</text:span>ittéralement ajoute un écouteur d'événement car plusieurs function peuvent écouter un même événement.</text:p>
      <text:p text:style-name="P9">on récupère l'élément origine de l'événement qui comme tout Element possède la function addEventListener.</text:p>
      <text:p text:style-name="P9"><text:span text:style-name="T4"><text:tab/>$("valide").</text:span><text:span text:style-name="T11">addEventListener()</text:span><text:span text:style-name="T4"> ;</text:span></text:p>
      <text:p text:style-name="P9">on indique le type d'événement et notre function</text:p>
      <text:p text:style-name="P9"><text:span text:style-name="T4"><text:tab/></text:span><text:span text:style-name="T11">$("valide").addEventListener(</text:span><text:span text:style-name="T4">"click",valideListener</text:span><text:span text:style-name="T11">);<text:tab/></text:span><text:tab/></text:p>
      <text:p text:style-name="P9">idem pour les autres button</text:p>
      <text:p text:style-name="P15"><text:tab/><text:span text:style-name="T4">$("termine").addEventListener("click",termineListener);<text:tab/></text:span></text:p>
      <text:p text:style-name="P13"><text:tab/>$("razForm").addEventListener("click",razListener);</text:p>
      <text:p text:style-name="P15"/>
      <text:p text:style-name="P9">On doit donc faire les 3 functions. On les remplira plus tard</text:p>
      <text:p text:style-name="P30">function valideListener (e) {affich('valide') ;}</text:p>
      <text:p text:style-name="P33">function termineListener (e) {affich('termine') ;}</text:p>
      <text:p text:style-name="P33">function razListener (e) {affich('raz') ;}</text:p>
      <text:p text:style-name="P33"/>
      <text:p text:style-name="P35">--- test rapide --</text:p>
      <text:p text:style-name="P9">En attendant </text:p>
      <text:p text:style-name="P9">… 2 petites choses de début de programme:</text:p>
      <text:p text:style-name="P9">on met comme valeur par défaut du champ adminMail, le mail du ''directeur d'école'' (le votre), voir le html...</text:p>
      <text:p text:style-name="P42"><text:span text:style-name="T4">$("adminMail").value="</text:span><text:a xlink:type="simple" xlink:href="mailto:info@pixaline.net" text:style-name="Internet_20_link" text:visited-style-name="Visited_20_Internet_20_Link"><text:span text:style-name="T5">info@pixaline.net</text:span></text:a><text:span text:style-name="T4">";</text:span></text:p>
      <text:p text:style-name="P40">C'est en modifiant la prop 'value' d'un Element qu'on modifie sa valeur. </text:p>
      <text:p text:style-name="P40">'value' correspond aussi à l'attribut html de même nom.</text:p>
      <text:p text:style-name="P40"/>
      <text:p text:style-name="P9">le bloc 'boxEnvoi' ne doit apparaître que quand on click sur ''termine'' ; on va donc le rendre invisible.</text:p>
      <text:p text:style-name="P13"><text:tab/>$("boxEnvoi").style.display="none"; </text:p>
      <text:p text:style-name="P43">Toutes les variables (ou propriétés) JS qui ont un équivalent dans les CSS sont rassemblées dans l'objet style que possède tous les éléments.</text:p>
      <text:p text:style-name="P44"/>
      <text:p text:style-name="P9">… et 2 fonctions dont nous aurons besoin.</text:p>
      <text:p text:style-name="P9"/>
      <text:p text:style-name="P9">Une fonction pour afficher les données d'1 élève après validation, qui sera aussi utilisée après l'action ''terminer''</text:p>
      <text:p text:style-name="P45">var versAffich = function <text:s/>() {}</text:p>
      <text:p text:style-name="P9">Une pour effacer le formulaire sur click du bouton ''effacer'', qui sera aussi utilisée après l'action ''valider''</text:p>
      <text:p text:style-name="P45">function razForm () {}</text:p>
      <text:p text:style-name="P45"/>
      <text:p text:style-name="P8">c'est fini … y a plus qu'à écrire les corps des functions.</text:p>
      <text:p text:style-name="P8"/>
      <text:p text:style-name="P16"/>
      <text:p text:style-name="P21">function valideListener (e) {</text:p>
      <text:p text:style-name="P54">// Cette fonction va servir pour chaque élève : </text:p>
      <text:p text:style-name="P55">// <text:tab/>tester la saisie</text:p>
      <text:p text:style-name="P55">// <text:tab/>afficher les erreurs OU les données saisies.</text:p>
      <text:p text:style-name="P55">// <text:tab/>ranger les données élève dans dans le tableau élèves</text:p>
      <text:p text:style-name="P55">//</text:p>
      <text:p text:style-name="P9"><text:tab/><text:span text:style-name="T4">var msg="";</text:span> // contiendra les messages d'erreurs</text:p>
      <text:p text:style-name="P50"><text:span text:style-name="T4">var inputAge=parseInt($("age").value); </text:span>// La propriété value d'un élément &lt;input&gt; est toujours une string ; on la transforme donc en un Integer<text:tab/></text:p>
      <text:p text:style-name="P9"><text:tab/>// test : si erreurs de saisie alors msg est chargé</text:p>
      <text:p text:style-name="P9"><text:tab/><text:span text:style-name="T4">if ($("prenom").value=="") msg+="Le prénom est manquant"+"&lt;br/&gt;";<text:tab/><text:tab/></text:span></text:p>
      <text:p text:style-name="P13"><text:tab/>if ($("nom").value=="") msg+="Le nom est manquant"+"&lt;br/&gt;";</text:p>
      <text:p text:style-name="P51"><text:span text:style-name="T4">if ( Number.isNaN(inputAge) || inputAge&lt;12 || inputAge&gt;120) msg+="L'age est manquant ou invalide"+"&lt;br/&gt;"; </text:span>// on voit intérêt d'avoir mis dans une var Int</text:p>
      <text:p text:style-name="P52">// copier/coller la regex</text:p>
      <text:p text:style-name="P53">var re= /[A-Z0-9._%-]+@[A-Z0-9.-]+\.[A-Z][A-Z][A-Z]?/i; </text:p>
      <text:p text:style-name="P9"><text:tab/><text:span text:style-name="T4">if (!$("email").value.match(re)) msg+="L'email est manquant ou invalide"+"&lt;br/&gt;";</text:span></text:p>
      <text:p text:style-name="P59">// soit vous irez voir un tuto sur les <text:span text:style-name="T2">expressions régulières</text:span> (reg exp en (en))</text:p>
      <text:p text:style-name="P60">// sinon c'est cadeau ! prenez ce code tel quel pour tester simplement </text:p>
      <text:p text:style-name="P60">// un email ! </text:p>
      <text:p text:style-name="P61">//</text:p>
      <text:p text:style-name="P48">// On va effacer la zone d'affichage. <text:s/>(elle cumule les messages ; ne les remplace </text:p>
      <text:p text:style-name="P49">// pas)</text:p>
      <text:p text:style-name="P9"><text:tab/><text:span text:style-name="T4">efface(); </text:span>// efface() remet aussi la couleur du texte en noir</text:p>
      <text:p text:style-name="P9"><text:span text:style-name="T4"><text:tab/></text:span>//</text:p>
      <text:p text:style-name="P9"><text:tab/>// si il y a des erreurs je les affiche</text:p>
      <text:p text:style-name="P9"><text:tab/><text:span text:style-name="T4">if (msg!="") {</text:span></text:p>
      <text:p text:style-name="P9"><text:tab/><text:tab/>// je mets ma "zoneAffich" en rouge</text:p>
      <text:p text:style-name="P9"><text:tab/><text:tab/><text:span text:style-name="T4">$("zoneAffich").style.color="red"; </text:span>// littéral 'red' est imposé par JS et </text:p>
      <text:p text:style-name="P56">// appartient aussi à la syntaxe CSS</text:p>
      <text:p text:style-name="P13"><text:tab/><text:tab/>affich(msg);</text:p>
      <text:p text:style-name="P13"><text:tab/>}</text:p>
      <text:p text:style-name="P13"><text:tab/><text:span text:style-name="T8">//</text:span></text:p>
      <text:p text:style-name="P9"><text:tab/>// sinon je stocke les données dans mon tableau eleves :</text:p>
      <text:p text:style-name="P19"/>
      <text:p text:style-name="P9"><text:tab/><text:span text:style-name="T4">else {</text:span></text:p>
      <text:p text:style-name="P9"><text:span text:style-name="T4"><text:tab/><text:tab/>var eleve={};</text:span> // crée un object</text:p>
      <text:p text:style-name="P13"><text:tab/><text:tab/>eleve.prenom=$("prenom").value;<text:tab/></text:p>
      <text:p text:style-name="P13"><text:tab/><text:tab/>eleve.nom=$("nom").value;<text:tab/></text:p>
      <text:p text:style-name="P13"><text:tab/><text:tab/>eleve.age=inputAge;<text:tab/></text:p>
      <text:p text:style-name="P13"><text:tab/><text:tab/>eleve.email=$("email").value;<text:tab/></text:p>
      <text:p text:style-name="P13"><text:tab/><text:tab/>eleve.choix=$("choix").value;<text:tab/></text:p>
      <text:p text:style-name="P13"><text:tab/><text:tab/>eleve.info=$("info").value;<text:tab/><text:tab/></text:p>
      <text:p text:style-name="P9"><text:tab/><text:tab/>// je relie la fonction versAffich à la propriété versAffich de l'objet eleve. </text:p>
      <text:p text:style-name="P9"><text:tab/><text:tab/>// On verra plus tard l'intérêt...</text:p>
      <text:p text:style-name="P9"><text:tab/><text:tab/><text:span text:style-name="T4">eleve.versAffich=versAffich;</text:span><text:tab/></text:p>
      <text:p text:style-name="P63">// on a créé un object 'eleve'<text:tab/>avec des propriétés et function comme JS </text:p>
      <text:p text:style-name="P62">// le fait avec ses object natifs</text:p>
      <text:p text:style-name="P64">//</text:p>
      <text:p text:style-name="P65">//</text:p>
      <text:p text:style-name="P9"><text:tab/><text:tab/><text:span text:style-name="T4">eleves.push(eleve); </text:span>// je mets l'élève à la fin du tableau eleve<text:span text:style-name="T6">s.</text:span> </text:p>
      <text:p text:style-name="P13"><text:tab/><text:tab/>affich("&lt;b&gt;inscription bien effectuée : &lt;/b&gt;");</text:p>
      <text:p text:style-name="P13"><text:tab/><text:tab/>eleve.versAffich();<text:tab/></text:p>
      <text:p text:style-name="P13"><text:tab/><text:tab/>razForm();</text:p>
      <text:p text:style-name="P9"><text:tab/><text:span text:style-name="T4">}</text:span><text:tab/> </text:p>
      <text:p text:style-name="P16">}</text:p>
      <text:p text:style-name="P21">function versAffich () {</text:p>
      <text:p text:style-name="P47"><text:span text:style-name="T8">// Cette fonction est affectée à chacun des object eleve et affiche des propriétés de cet object. La syntaxe utilisée pour viser les bonnes variables est </text:span><text:span text:style-name="T9">this</text:span></text:p>
      <text:p text:style-name="P46"><text:span text:style-name="T9">this </text:span><text:span text:style-name="T8">signifie l'object auquel cette fonction appartient.</text:span></text:p>
      <text:p text:style-name="P16"><text:tab/><text:span text:style-name="T4">affich<text:tab/>(this.prenom+" "+this.nom+" agé(e) de "+this.age+" ans,"+"&lt;br/&gt;"+</text:span></text:p>
      <text:p text:style-name="P13"><text:tab/><text:tab/><text:tab/> "email "+this.email+", est inscris en "+this.choix<text:tab/><text:tab/><text:tab/><text:tab/> </text:p>
      <text:p text:style-name="P16"><text:span text:style-name="T4"><text:tab/><text:tab/>);<text:tab/></text:span><text:tab/></text:p>
      <text:p text:style-name="P16">}</text:p>
      <text:p text:style-name="P16">function razForm () {</text:p>
      <text:p text:style-name="P16"><text:tab/><text:span text:style-name="T4">$("prenom").value="";<text:tab/></text:span></text:p>
      <text:p text:style-name="P13"><text:tab/>$("nom").value="";<text:tab/></text:p>
      <text:p text:style-name="P13"><text:tab/>$("age").value="";<text:tab/></text:p>
      <text:p text:style-name="P13"><text:tab/>$("email").value="";<text:tab/></text:p>
      <text:p text:style-name="P13"><text:tab/>// $("choix").value="Java Script.";<text:tab/></text:p>
      <text:p text:style-name="P13"><text:tab/>$("info").value="";<text:tab/></text:p>
      <text:p text:style-name="P16">};</text:p>
      <text:p text:style-name="P35">--- test rapide ---</text:p>
      <text:p text:style-name="P35"/>
      <text:p text:style-name="P16"/>
      <text:p text:style-name="P21">function termineListener (e) {</text:p>
      <text:p text:style-name="P48">// Cette fonction va afficher le récapitulatif de tous les 'eleve' saisis ;</text:p>
      <text:p text:style-name="P49">// et proposer l'envoi de cette liste par mail, au directeur (vous)</text:p>
      <text:p text:style-name="P13"><text:tab/>efface();</text:p>
      <text:p text:style-name="P13"><text:tab/>affich("&lt;b&gt;Récapitulatif de votre saisie : &lt;/b&gt;");</text:p>
      <text:p text:style-name="P13"><text:tab/><text:span text:style-name="T8">// Pour chaque élève du tableau élèves... </text:span></text:p>
      <text:p text:style-name="P13"><text:tab/>for (var i=0;i&lt;eleves.length;i++) { <text:span text:style-name="T8">// un tableau commence tjrs à zéro</text:span></text:p>
      <text:p text:style-name="P48">//… on l'affiche grâce à sa fonction versAffich() de l'objet 'eleve' que</text:p>
      <text:p text:style-name="P49">// l'on a 'pushé' dans le tableau eleves</text:p>
      <text:p text:style-name="P13"><text:tab/><text:tab/>eleves[i].versAffich();</text:p>
      <text:p text:style-name="P68">//</text:p>
      <text:p text:style-name="P13"><text:tab/><text:tab/>if (eleves[i].info!="") </text:p>
      <text:p text:style-name="P66">affich("Informations supplémentaires : &lt;br/&gt;"</text:p>
      <text:p text:style-name="P66">+eleves[i].info);</text:p>
      <text:p text:style-name="P67">affich(" -------------------------------------------------");<text:tab/><text:tab/><text:tab/></text:p>
      <text:p text:style-name="P13"><text:tab/>}</text:p>
      <text:p text:style-name="P13"><text:tab/><text:span text:style-name="T8">// </text:span></text:p>
      <text:p text:style-name="P43">// on rend l'élément boxEnvoi visible</text:p>
      <text:p text:style-name="P13"><text:tab/>$("boxEnvoi").style.display="block";<text:tab/></text:p>
      <text:p text:style-name="P51">// le littéral 'block' est imposé par JS et appartient aussi à la syntaxe CSS</text:p>
      <text:p text:style-name="P52">//</text:p>
      <text:p text:style-name="P57">// et on ajoute l'écouteur d'événement pour le bouton envoi de l'email</text:p>
      <text:p text:style-name="P13"><text:tab/>$("envoi").addEventListener("click",envoiListener);<text:tab/></text:p>
      <text:p text:style-name="P16">} <text:s text:c="2"/></text:p>
      <text:p text:style-name="P9">// reste function <text:s/>envoiListener et razListener </text:p>
      <text:p text:style-name="P9"/>
      <text:p text:style-name="P16">function razListener (e) {</text:p>
      <text:p text:style-name="P57">// le seul intérêt de la fonction razForm() séparée, est de ne pas appeler <text:s/>une </text:p>
      <text:p text:style-name="P58">// fonction listener en dehors d'un addEventListener</text:p>
      <text:p text:style-name="P16"><text:tab/><text:span text:style-name="T4">razForm();</text:span></text:p>
      <text:p text:style-name="P16">} <text:s text:c="5"/></text:p>
      <text:p text:style-name="P22">function envoiListener (e) {</text:p>
      <text:p text:style-name="P48">// Astuce. On récupère le récapitulatif affiché pour le mettre dans le champ &lt;input type='hidden' /&gt;</text:p>
      <text:p text:style-name="P49">//</text:p>
      <text:p text:style-name="P13"><text:tab/>$("recapMail").value=$("zoneAffich").innerHTML;<text:tab/></text:p>
      <text:p text:style-name="P49">// on envoi au server</text:p>
      <text:p text:style-name="P13"><text:tab/>$("formMail").submit();</text:p>
      <text:p text:style-name="P69">// le submit() va faire que JS va appeler le programme serveur mis </text:p>
      <text:p text:style-name="P70">// dans l'attribut 'action' du formulaire et lui envoyer les champs</text:p>
      <text:p text:style-name="P70">// de <text:span text:style-name="T1">name</text:span> 'adminMail' et 'recapMail' (même si ce dernier est 'hidden')</text:p>
      <text:p text:style-name="P70">// (voir index.html)</text:p>
      <text:p text:style-name="P13">} <text:s text:c="4"/><text:span text:style-name="T11"><text:s/></text:span></text:p>
      <text:p text:style-name="P35">--- On teste et débogue <text:s/>---</text:p>
      <text:p text:style-name="P35"/>
      <text:p text:style-name="P35"/>
      <text:p text:style-name="P9">NB : </text:p>
      <text:p text:style-name="P9">j'ai écris le prog server en php. Je ne le détaille pas, mais il est dans votre dossier. </text:p>
      <text:p text:style-name="P9"/>
      <text:p text:style-name="P9"/>
      <text:p text:style-name="P9"/>
      <text:p text:style-name="P9">// <text:s/>Conclusion :</text:p>
      <text:p text:style-name="P9"/>
      <text:p text:style-name="P9">Le corrigé sera sur github à la même adresse avant demain soir</text:p>
      <text:p text:style-name="P9">ainsi que le support d'ici quelques jours</text:p>
      <text:p text:style-name="P9"/>
      <text:p text:style-name="P9">si ok, envoyer mails à <text:a xlink:type="simple" xlink:href="mailto:info@pixaline.net" text:style-name="Internet_20_link" text:visited-style-name="Visited_20_Internet_20_Link">info@pixaline.net</text:a> si vous voulez d'autres ateliers </text:p>
      <text:p text:style-name="P9"><text:s text:c="2"/>même thème mais plus poussés :</text:p>
      <text:list xml:id="list6514883372996948757" text:style-name="L1">
        <text:list-item>
          <text:p text:style-name="P74">1/ avec approche POO façon JS</text:p>
        </text:list-item>
        <text:list-item>
          <text:p text:style-name="P74">2/ Utilisation de langage comme TypeScript ou Haxe <text:line-break/><text:tab/><text:tab/>qui compile en JS et <text:line-break/><text:tab/><text:tab/>permettent une POO plus orthodoxe.</text:p>
        </text:list-item>
        <text:list-item>
          <text:p text:style-name="P74">3/ les pattern (modèles de programmation) , etc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7cm" fo:margin-bottom="0.669cm" fo:margin-left="1.106cm" fo:margin-right="0.79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d</meta:initial-creator>
    <meta:creation-date>2017-03-17T14:03:02.60</meta:creation-date>
    <dc:date>2018-02-16T17:56:07.78</dc:date>
    <dc:creator>jm delettre</dc:creator>
    <meta:editing-duration>P5DT13H14M17S</meta:editing-duration>
    <meta:editing-cycles>409</meta:editing-cycles>
    <meta:generator>OpenOffice/4.1.4$Win32 OpenOffice.org_project/414m5$Build-9788</meta:generator>
    <meta:document-statistic meta:table-count="0" meta:image-count="0" meta:object-count="0" meta:page-count="19" meta:paragraph-count="573" meta:word-count="3975" meta:character-count="25708"/>
  </office:meta>
</office:document-meta>
</file>